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F000002D33DDF36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22cm" style:rel-column-width="4712*"/>
    </style:style>
    <style:style style:name="Таблица1.B" style:family="table-column">
      <style:table-column-properties style:column-width="15.778cm" style:rel-column-width="60823*"/>
    </style:style>
    <style:style style:name="Таблица1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1.B1" style:family="table-cell">
      <style:table-cell-properties fo:padding="0.097cm" fo:border="0.05pt solid #c0c0c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officeooo:paragraph-rsid="000567ca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officeooo:rsid="0035f7fa" officeooo:paragraph-rsid="00307ba4" style:font-size-asian="11pt" style:font-size-complex="11pt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officeooo:rsid="004a6b6b" officeooo:paragraph-rsid="004a6b6b" style:font-size-asian="11pt" style:font-size-complex="11pt"/>
    </style:style>
    <style:style style:name="P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ru" fo:country="RU" officeooo:rsid="0050992f" officeooo:paragraph-rsid="0050992f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officeooo:paragraph-rsid="000567ca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 style:font-size-complex="14pt"/>
    </style:style>
    <style:style style:name="P8" style:family="paragraph" style:parent-style-name="Standard">
      <style:paragraph-properties fo:orphans="0" fo:widows="0" style:text-autospace="none"/>
      <style:text-properties fo:font-size="14pt" officeooo:paragraph-rsid="000567ca" style:font-size-asian="14pt" style:font-size-complex="14pt"/>
    </style:style>
    <style:style style:name="P9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7296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67ca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/>
    </style:style>
    <style:style style:name="P13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0567ca" style:font-size-asian="14pt" style:font-weight-asian="bold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0567ca" style:font-size-asian="8pt" style:font-size-complex="8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0567ca" style:font-size-asian="16pt" style:font-weight-asian="bold" style:font-size-complex="16pt"/>
    </style:style>
    <style:style style:name="P17" style:family="paragraph" style:parent-style-name="Standard">
      <style:paragraph-properties fo:orphans="0" fo:widows="0" style:text-autospace="none"/>
      <style:text-properties officeooo:paragraph-rsid="000567ca"/>
    </style:style>
    <style:style style:name="P18" style:family="paragraph" style:parent-style-name="Standard">
      <style:text-properties style:font-name="Liberation Mono" fo:font-size="11pt" officeooo:rsid="0052229d" officeooo:paragraph-rsid="0052229d" style:font-size-asian="11pt" style:font-size-complex="11pt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0567ca" style:font-size-asian="8pt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paragraph-rsid="001766f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officeooo:rsid="000ba844" officeooo:paragraph-rsid="00307ba4" style:font-name-asian="DejaVu Sans" style:font-size-asian="12pt" style:font-name-complex="Lohit Hindi" style:font-size-complex="12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333333" style:font-name="Liberation Serif" fo:font-size="12pt" fo:letter-spacing="normal" fo:font-style="normal" fo:font-weight="normal" officeooo:paragraph-rsid="001b4332" style:font-size-asian="12pt" style:font-size-complex="12pt"/>
    </style:style>
    <style:style style:name="P24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officeooo:paragraph-rsid="000567ca" style:font-size-asian="14pt"/>
    </style:style>
    <style:style style:name="P25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officeooo:paragraph-rsid="000567ca" style:font-size-asian="14pt" style:font-size-complex="14pt"/>
    </style:style>
    <style:style style:name="P26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4df483"/>
    </style:style>
    <style:style style:name="P27" style:family="paragraph" style:parent-style-name="Text_20_body">
      <style:paragraph-properties fo:text-align="center" style:justify-single-word="false" fo:orphans="0" fo:widows="0" style:text-autospace="none"/>
      <style:text-properties fo:font-variant="normal" fo:text-transform="none" fo:color="#333333" style:font-name="Liberation Serif" fo:font-size="14pt" fo:letter-spacing="normal" fo:font-style="normal" fo:font-weight="bold" officeooo:rsid="00057296" officeooo:paragraph-rsid="000567ca" style:font-size-asian="14pt" style:font-size-complex="14pt"/>
    </style:style>
    <style:style style:name="P28" style:family="paragraph" style:parent-style-name="Text_20_body">
      <style:text-properties officeooo:paragraph-rsid="0052229d"/>
    </style:style>
    <style:style style:name="P29" style:family="paragraph" style:parent-style-name="Heading_20_1">
      <style:text-properties fo:language="ru" fo:country="RU"/>
    </style:style>
    <style:style style:name="P30" style:family="paragraph" style:parent-style-name="Heading_20_1">
      <style:text-properties fo:language="ru" fo:country="RU" officeooo:rsid="00399aea" officeooo:paragraph-rsid="00399aea"/>
    </style:style>
    <style:style style:name="P31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 officeooo:rsid="003572a5" officeooo:paragraph-rsid="003572a5"/>
    </style:style>
    <style:style style:name="P32" style:family="paragraph" style:parent-style-name="Heading_20_1">
      <style:text-properties fo:language="ru" fo:country="RU" officeooo:rsid="00432200" officeooo:paragraph-rsid="00432200"/>
    </style:style>
    <style:style style:name="P33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officeooo:paragraph-rsid="00307ba4"/>
    </style:style>
    <style:style style:name="P34" style:family="paragraph" style:parent-style-name="Heading_20_1" style:master-page-name="">
      <style:paragraph-properties style:page-number="auto" fo:break-before="auto" fo:break-after="auto"/>
      <style:text-properties officeooo:paragraph-rsid="00307ba4"/>
    </style:style>
    <style:style style:name="P35" style:family="paragraph" style:parent-style-name="Heading_20_1" style:list-style-name="" style:master-page-name="">
      <style:paragraph-properties style:page-number="auto" fo:break-before="auto" fo:break-after="auto">
        <style:tab-stops>
          <style:tab-stop style:position="2cm"/>
        </style:tab-stops>
      </style:paragraph-properties>
      <style:text-properties fo:language="ru" fo:country="RU" officeooo:rsid="003572a5" officeooo:paragraph-rsid="00432200"/>
    </style:style>
    <style:style style:name="P36" style:family="paragraph" style:parent-style-name="Heading_20_1">
      <style:paragraph-properties fo:break-before="page"/>
      <style:text-properties officeooo:paragraph-rsid="00307ba4"/>
    </style:style>
    <style:style style:name="P37" style:family="paragraph" style:parent-style-name="Heading_20_1">
      <style:paragraph-properties fo:break-before="page"/>
      <style:text-properties fo:language="ru" fo:country="RU" officeooo:rsid="003572a5" officeooo:paragraph-rsid="00432200"/>
    </style:style>
    <style:style style:name="P38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  <style:text-properties fo:language="ru" fo:country="RU" officeooo:rsid="00399aea" officeooo:paragraph-rsid="00399aea"/>
    </style:style>
    <style:style style:name="P39" style:family="paragraph" style:parent-style-name="Text_20_body" style:master-page-name="First_20_Page">
      <style:paragraph-properties fo:margin-top="0cm" fo:margin-bottom="0cm" loext:contextual-spacing="false" style:page-number="auto"/>
      <style:text-properties officeooo:paragraph-rsid="000567ca"/>
    </style:style>
    <style:style style:name="P40" style:family="paragraph" style:parent-style-name="Heading_20_2">
      <style:paragraph-properties fo:text-align="center" style:justify-single-word="false" fo:orphans="0" fo:widows="0" style:text-autospace="none"/>
      <style:text-properties fo:font-variant="normal" fo:text-transform="none" fo:color="#333333" style:font-name="Liberation Serif" fo:font-size="14pt" fo:letter-spacing="normal" fo:language="ru" fo:country="RU" fo:font-style="normal" fo:font-weight="bold" officeooo:rsid="0052229d" officeooo:paragraph-rsid="0052229d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fo:language="ru" fo:country="RU" officeooo:rsid="002d826e" style:font-size-asian="14pt" style:font-size-complex="14pt"/>
    </style:style>
    <style:style style:name="T5" style:family="text">
      <style:text-properties fo:font-size="14pt" fo:language="ru" fo:country="RU" officeooo:rsid="0052229d" style:font-size-asian="14pt" style:font-size-complex="14pt"/>
    </style:style>
    <style:style style:name="T6" style:family="text">
      <style:text-properties officeooo:rsid="00057296"/>
    </style:style>
    <style:style style:name="T7" style:family="text">
      <style:text-properties fo:language="en" fo:country="US" officeooo:rsid="004533fa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52229d"/>
    </style:style>
    <style:style style:name="T10" style:family="text">
      <style:text-properties fo:font-variant="normal" fo:text-transform="none" fo:color="#333333" fo:letter-spacing="normal" fo:language="ru" fo:country="RU" fo:font-style="normal" fo:font-weight="normal"/>
    </style:style>
    <style:style style:name="T11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size-complex="12pt"/>
    </style:style>
    <style:style style:name="T12" style:family="text">
      <style:text-properties fo:font-variant="normal" fo:text-transform="none" fo:color="#333333" fo:font-size="12pt" fo:letter-spacing="normal" fo:language="ru" fo:country="RU" fo:font-style="normal" fo:font-weight="normal" style:font-size-asian="12pt" style:font-size-complex="12pt"/>
    </style:style>
    <style:style style:name="T13" style:family="text">
      <style:text-properties style:font-name="Liberation Serif" fo:language="ru" fo:country="RU"/>
    </style:style>
    <style:style style:name="T14" style:family="text">
      <style:text-properties style:font-name="Liberation Serif" fo:language="ru" fo:country="RU" fo:font-style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7">Федеральное государственное автономное</text:p>
      <text:p text:style-name="P7">образовательное учреждение</text:p>
      <text:p text:style-name="P7">высшего профессионального образования</text:p>
      <text:p text:style-name="P7">«СИБИРСКИЙ ФЕДЕРАЛЬНЫЙ УНИВЕРСИТЕТ»</text:p>
      <text:p text:style-name="P19"/>
      <text:p text:style-name="P10">Институт космических и информационных технологий</text:p>
      <text:p text:style-name="P6"/>
      <text:p text:style-name="P11">Кафедра вычислительной техники</text:p>
      <text:p text:style-name="P6"/>
      <text:p text:style-name="P15"/>
      <text:p text:style-name="P7"/>
      <text:p text:style-name="P7"/>
      <text:p text:style-name="P7"/>
      <text:p text:style-name="P7"/>
      <text:p text:style-name="P7"/>
      <text:p text:style-name="P15"/>
      <text:p text:style-name="P14"><text:tab/><text:tab/><text:tab/><text:tab/></text:p>
      <text:p text:style-name="P16">ОТЧЕТ ПО ЛАБОРАТОРНОЙ РАБОТЕ <text:span text:style-name="T6">№</text:span><text:span text:style-name="T7">9</text:span></text:p>
      <text:p text:style-name="P16"/>
      <text:h text:style-name="P40" text:outline-level="2">Рекурсия</text:h>
      <text:p text:style-name="P27"/>
      <text:p text:style-name="P12"/>
      <text:p text:style-name="P13"/>
      <text:p text:style-name="P13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26"><text:span text:style-name="T1"><text:s text:c="2"/>Преподаватель</text:span><text:span text:style-name="T2"> <text:s text:c="8"/></text:span><text:span text:style-name="T4"><text:tab/><text:tab/><text:tab/></text:span><text:span text:style-name="T2"> <text:s text:c="5"/></text:span></text:p>
      <text:p text:style-name="P17"><text:span text:style-name="T2"><text:s text:c="70"/></text:span>подпись, дата <text:s text:c="17"/>инициалы, фамилия</text:p>
      <text:p text:style-name="P17"/>
      <text:p text:style-name="P25"><text:s text:c="2"/>Студент <text:s/><text:tab/><text:tab/></text:p>
      <text:p text:style-name="P17"><text:s text:c="20"/><text:tab/><text:tab/><text:tab/><text:tab/><text:tab/> <text:s text:c="9"/><text:tab/><text:tab/><text:tab/> <text:s text:c="13"/>инициалы, фамилия</text:p>
      <text:p text:style-name="P24"/>
      <text:p text:style-name="P12"/>
      <text:p text:style-name="P12"/>
      <text:p text:style-name="P12"/>
      <text:p text:style-name="P12"/>
      <text:p text:style-name="P2"><text:span text:style-name="T2">Красноярск 20</text:span><text:span text:style-name="T3">1</text:span><text:span text:style-name="T5">6</text:span></text:p>
      <text:h text:style-name="P29" text:outline-level="1"><text:soft-page-break/>Задание</text:h>
      <text:p text:style-name="P20"/>
      <text:p text:style-name="P23"><text:span text:style-name="T13">Написать рекурсивную и нерекурсивную функции, вычисляющие </text:span><text:span text:style-name="T14">n</text:span><text:span text:style-name="T13">-е число Фибоначчи. </text:span><text:s/></text:p>
      <text:p text:style-name="P21"/>
      <text:h text:style-name="Heading_20_1" text:outline-level="1">Цель работы </text:h>
      <text:p text:style-name="P21"/>
      <text:p text:style-name="P28"><text:span text:style-name="T10"><text:tab/></text:span><text:span text:style-name="T11">получить практические навыки решения задач с использованием рекурсивных функций</text:span><text:span text:style-name="T12"> </text:span><text:span text:style-name="T10">.</text:span><text:span text:style-name="T8"> </text:span></text:p>
      <text:h text:style-name="P34" text:outline-level="1"/>
      <text:h text:style-name="P33" text:outline-level="1"><draw:frame draw:style-name="fr1" draw:name="Изображение1" text:anchor-type="paragraph" svg:x="-0.185cm" svg:y="0cm" svg:width="15.607cm" svg:height="18.112cm" draw:z-index="0"><draw:image xlink:href="Pictures/100002010000026F000002D33DDF365C.png" xlink:type="simple" xlink:show="embed" xlink:actuate="onLoad"/></draw:frame></text:h>
      <text:h text:style-name="P36" text:outline-level="1">Код программы</text:h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1</text:p>
            <text:p text:style-name="P3">2</text:p>
            <text:p text:style-name="P3">3</text:p>
            <text:p text:style-name="P3">4</text:p>
            <text:p text:style-name="P3">5</text:p>
            <text:p text:style-name="P3">6</text:p>
            <text:p text:style-name="P3">7</text:p>
            <text:p text:style-name="P3">8</text:p>
            <text:p text:style-name="P3">9</text:p>
            <text:p text:style-name="P3">10</text:p>
            <text:p text:style-name="P3">11</text:p>
            <text:p text:style-name="P3">12</text:p>
            <text:p text:style-name="P3">13</text:p>
            <text:p text:style-name="P3">14</text:p>
            <text:p text:style-name="P3">15</text:p>
            <text:p text:style-name="P3">16</text:p>
            <text:p text:style-name="P3">17</text:p>
            <text:p text:style-name="P3">18</text:p>
            <text:p text:style-name="P3">19</text:p>
            <text:p text:style-name="P4">20</text:p>
            <text:p text:style-name="P4">21</text:p>
            <text:p text:style-name="P4">22</text:p>
            <text:p text:style-name="P5">23</text:p>
            <text:p text:style-name="P5">24</text:p>
            <text:p text:style-name="P5">25</text:p>
            <text:p text:style-name="P5">26</text:p>
            <text:p text:style-name="P5">27</text:p>
            <text:p text:style-name="P5">28</text:p>
            <text:p text:style-name="P5"/>
          </table:table-cell>
          <table:table-cell table:style-name="Таблица1.B1" office:value-type="string">
            <text:p text:style-name="P18">#include &lt;iostream&gt;</text:p>
            <text:p text:style-name="P18">#include&lt;cstdlib&gt;</text:p>
            <text:p text:style-name="P18">using namespace std;</text:p>
            <text:p text:style-name="P18">int n=8;</text:p>
            <text:p text:style-name="P18">int fibonacci(int n){</text:p>
            <text:p text:style-name="P18"><text:s text:c="4"/>if(n&lt;=0) <text:s/>return 0;</text:p>
            <text:p text:style-name="P18"><text:s text:c="4"/>else if(1 == n || 2 == n) return 1;</text:p>
            <text:p text:style-name="P18"><text:s text:c="4"/>else</text:p>
            <text:p text:style-name="P18"><text:s text:c="8"/>return (fibonacci(n-1)+fibonacci(n-2));</text:p>
            <text:p text:style-name="P18">}</text:p>
            <text:p text:style-name="P18">int fib(int n){</text:p>
            <text:p text:style-name="P18"><text:s text:c="4"/>int f2=0,f1=1,num=0;</text:p>
            <text:p text:style-name="P18"><text:s text:c="4"/>int i;</text:p>
            <text:p text:style-name="P18"><text:s text:c="4"/>if (n==0 || n==1) return n;</text:p>
            <text:p text:style-name="P18"><text:s text:c="4"/>for(i=2;i&lt;=n;i++){</text:p>
            <text:p text:style-name="P18"><text:s text:c="8"/>num=f1+f2;</text:p>
            <text:p text:style-name="P18"><text:s text:c="8"/>f2=f1;</text:p>
            <text:p text:style-name="P18"><text:s text:c="8"/>f1=num;</text:p>
            <text:p text:style-name="P18"><text:s text:c="4"/>}</text:p>
            <text:p text:style-name="P18"><text:s text:c="4"/>return num;</text:p>
            <text:p text:style-name="P18">}</text:p>
            <text:p text:style-name="P18"/>
            <text:p text:style-name="P18">int main(){</text:p>
            <text:p text:style-name="P18"><text:tab/>int n=2;</text:p>
            <text:p text:style-name="P18"><text:tab/>cout &lt;&lt; fibonacci(n) &lt;&lt;endl;</text:p>
            <text:p text:style-name="P18"><text:tab/>cout &lt;&lt; fib(::n);</text:p>
            <text:p text:style-name="P18"><text:tab/>return 0;</text:p>
            <text:p text:style-name="P18">}</text:p>
          </table:table-cell>
        </table:table-row>
      </table:table>
      <text:h text:style-name="P38" text:outline-level="1" text:is-list-header="true"/>
      <text:h text:style-name="P30" text:outline-level="1" text:is-list-header="true"/>
      <text:h text:style-name="P31" text:outline-level="1"/>
      <text:h text:style-name="P35" text:outline-level="1"/>
      <text:h text:style-name="P37" text:outline-level="1" text:is-list-header="true"/>
      <text:h text:style-name="P32" text:outline-level="1" text:is-list-header="true"><text:s text:c="1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5-10-04T16:15:34.314000000</dc:date>
    <meta:editing-duration>P1DT7H30M18S</meta:editing-duration>
    <meta:editing-cycles>24</meta:editing-cycles>
    <meta:generator>LibreOffice/5.0.1.2$Windows_x86 LibreOffice_project/81898c9f5c0d43f3473ba111d7b351050be20261</meta:generator>
    <dc:subject>Разветвляющаяся программа</dc:subject>
    <dc:title>Лабораторная работа №3</dc:title>
    <meta:document-statistic meta:table-count="1" meta:image-count="1" meta:object-count="0" meta:page-count="4" meta:paragraph-count="77" meta:word-count="155" meta:character-count="1213" meta:non-whitespace-character-count="879"/>
    <meta:user-defined meta:name="Владелец">Муравьёв Семён</meta:user-defined>
  </office:meta>
</office:document-meta>
</file>